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list-style-name="L1"/>
    <style:style style:name="P2" style:family="paragraph" style:parent-style-name="Text_20_body">
      <style:paragraph-properties fo:text-align="justify" style:justify-single-word="false"/>
      <style:text-properties style:font-name="Arial Narrow" fo:font-size="11pt" officeooo:paragraph-rsid="0019cadf" style:font-size-asian="11pt" style:font-size-complex="11pt"/>
    </style:style>
    <style:style style:name="P3" style:family="paragraph" style:parent-style-name="Text_20_body" style:list-style-name="L1">
      <style:paragraph-properties fo:text-align="justify" style:justify-single-word="false"/>
      <style:text-properties style:font-name="Arial Narrow" fo:font-size="11pt" officeooo:paragraph-rsid="0019cadf" style:font-size-asian="11pt" style:font-size-complex="11pt"/>
    </style:style>
    <style:style style:name="P4" style:family="paragraph" style:parent-style-name="Text_20_body" style:list-style-name="L1">
      <style:paragraph-properties fo:margin-top="0in" fo:margin-bottom="0in" style:contextual-spacing="false"/>
    </style:style>
    <style:style style:name="P5" style:family="paragraph" style:parent-style-name="Text_20_body" style:list-style-name="L1">
      <style:paragraph-properties fo:margin-top="0in" fo:margin-bottom="0in" style:contextual-spacing="false" fo:text-align="justify" style:justify-single-word="false"/>
      <style:text-properties style:font-name="Arial Narrow" fo:font-size="11pt" officeooo:paragraph-rsid="0019cadf" style:font-size-asian="11pt" style:font-size-complex="11pt"/>
    </style:style>
    <style:style style:name="P6" style:family="paragraph" style:parent-style-name="Text_20_body">
      <style:paragraph-properties fo:margin-left="0.3937in" fo:margin-right="0in" fo:text-indent="0in" style:auto-text-indent="false"/>
    </style:style>
    <style:style style:name="P7" style:family="paragraph" style:parent-style-name="Text_20_body" style:list-style-name="L7">
      <style:paragraph-properties fo:margin-left="0.3937in" fo:margin-right="0in" fo:text-indent="0in" style:auto-text-indent="false"/>
    </style:style>
    <style:style style:name="P8" style:family="paragraph" style:parent-style-name="Text_20_body">
      <style:paragraph-properties fo:margin-left="0.3937in" fo:margin-right="0in" fo:text-align="justify" style:justify-single-word="false" fo:text-indent="0in" style:auto-text-indent="false"/>
      <style:text-properties style:font-name="Arial Narrow" fo:font-size="11pt" officeooo:paragraph-rsid="0019cadf" style:font-size-asian="11pt" style:font-size-complex="11pt"/>
    </style:style>
    <style:style style:name="P9" style:family="paragraph" style:parent-style-name="Text_20_body" style:list-style-name="L7">
      <style:paragraph-properties fo:margin-left="0.3937in" fo:margin-right="0in" fo:text-align="justify" style:justify-single-word="false" fo:text-indent="0in" style:auto-text-indent="false"/>
      <style:text-properties style:font-name="Arial Narrow" fo:font-size="11pt" officeooo:paragraph-rsid="0019cadf" style:font-size-asian="11pt" style:font-size-complex="11pt"/>
    </style:style>
    <style:style style:name="P10" style:family="paragraph" style:parent-style-name="Text_20_body">
      <style:paragraph-properties fo:margin-left="0.3937in" fo:margin-right="0in" fo:text-align="justify" style:justify-single-word="false" fo:text-indent="0in" style:auto-text-indent="false"/>
      <style:text-properties officeooo:paragraph-rsid="0019cadf"/>
    </style:style>
    <style:style style:name="P11" style:family="paragraph" style:parent-style-name="Text_20_body">
      <style:paragraph-properties fo:margin-left="0.3937in" fo:margin-right="0in" fo:margin-top="0in" fo:margin-bottom="0.1965in" style:contextual-spacing="false" fo:text-align="justify" style:justify-single-word="false" fo:text-indent="0in" style:auto-text-indent="false"/>
      <style:text-properties style:font-name="Arial Narrow" fo:font-size="11pt" fo:font-weight="normal" officeooo:paragraph-rsid="0019cadf" style:font-size-asian="11pt" style:font-weight-asian="normal" style:font-size-complex="11pt" style:font-weight-complex="normal"/>
    </style:style>
    <style:style style:name="P12" style:family="paragraph" style:parent-style-name="Heading_20_2">
      <style:paragraph-properties fo:text-align="justify" style:justify-single-word="false"/>
      <style:text-properties style:font-name="Arial Narrow" fo:font-size="11pt" officeooo:paragraph-rsid="001870c4" style:font-size-asian="11pt" style:font-size-complex="11pt"/>
    </style:style>
    <style:style style:name="P13" style:family="paragraph" style:parent-style-name="Standard">
      <style:text-properties officeooo:paragraph-rsid="001870c4"/>
    </style:style>
    <style:style style:name="P14" style:family="paragraph" style:parent-style-name="Standard">
      <style:paragraph-properties fo:text-align="justify" style:justify-single-word="false"/>
      <style:text-properties style:font-name="Arial Narrow" fo:font-size="11pt" style:font-size-asian="11pt" style:font-size-complex="11pt"/>
    </style:style>
    <style:style style:name="P15" style:family="paragraph" style:parent-style-name="Standard">
      <style:paragraph-properties fo:text-align="justify" style:justify-single-word="false"/>
      <style:text-properties style:font-name="Arial Narrow" fo:font-size="11pt" officeooo:paragraph-rsid="0019cadf" style:font-size-asian="11pt" style:font-size-complex="11pt"/>
    </style:style>
    <style:style style:name="P16" style:family="paragraph" style:parent-style-name="Standard">
      <style:paragraph-properties fo:text-align="justify" style:justify-single-word="false"/>
      <style:text-properties style:font-name="Arial Narrow" fo:font-size="11pt" officeooo:paragraph-rsid="001870c4" style:font-size-asian="11pt" style:font-size-complex="11pt"/>
    </style:style>
    <style:style style:name="P17" style:family="paragraph" style:parent-style-name="Standard">
      <style:paragraph-properties fo:text-align="justify" style:justify-single-word="false"/>
      <style:text-properties style:font-name="Helvetica" fo:font-size="14pt" officeooo:paragraph-rsid="001870c4" style:font-size-asian="14pt" style:font-size-complex="14pt"/>
    </style:style>
    <style:style style:name="P18" style:family="paragraph" style:parent-style-name="Standard">
      <style:paragraph-properties fo:text-align="justify" style:justify-single-word="false"/>
      <style:text-properties style:font-name="Helvetica" fo:font-size="14pt" style:text-underline-style="solid" style:text-underline-width="auto" style:text-underline-color="font-color" fo:font-weight="bold" officeooo:rsid="0019cadf" officeooo:paragraph-rsid="0019cadf" style:font-size-asian="14pt" style:font-weight-asian="bold" style:font-size-complex="14pt" style:font-weight-complex="bold"/>
    </style:style>
    <style:style style:name="P19" style:family="paragraph" style:parent-style-name="Standard">
      <style:paragraph-properties fo:text-align="justify" style:justify-single-word="false"/>
      <style:text-properties style:font-name="Helvetica" fo:font-size="14pt" style:text-underline-style="solid" style:text-underline-width="auto" style:text-underline-color="font-color" fo:font-weight="bold" officeooo:paragraph-rsid="0019cadf" style:font-size-asian="14pt" style:font-weight-asian="bold" style:font-size-complex="14pt" style:font-weight-complex="bold"/>
    </style:style>
    <style:style style:name="P20" style:family="paragraph" style:parent-style-name="Standard">
      <style:paragraph-properties fo:text-align="justify" style:justify-single-word="false"/>
      <style:text-properties style:font-name="Helvetica" fo:font-size="14pt" fo:font-weight="bold" officeooo:paragraph-rsid="001870c4" style:font-size-asian="14pt" style:font-weight-asian="bold" style:font-size-complex="14pt" style:font-weight-complex="bold"/>
    </style:style>
    <style:style style:name="P21" style:family="paragraph" style:parent-style-name="List_20_Heading">
      <style:paragraph-properties fo:text-align="justify" style:justify-single-word="false"/>
      <style:text-properties style:font-name="Arial Narrow" fo:font-size="11pt" officeooo:paragraph-rsid="0019cadf" style:font-size-asian="11pt" style:font-size-complex="11pt"/>
    </style:style>
    <style:style style:name="P22" style:family="paragraph" style:parent-style-name="List_20_Heading">
      <style:paragraph-properties fo:margin-top="0in" fo:margin-bottom="0.1965in" style:contextual-spacing="false"/>
    </style:style>
    <style:style style:name="P23" style:family="paragraph" style:parent-style-name="List_20_Heading">
      <style:paragraph-properties fo:margin-top="0in" fo:margin-bottom="0.1965in" style:contextual-spacing="false" fo:text-align="justify" style:justify-single-word="false"/>
      <style:text-properties style:font-name="Arial Narrow" fo:font-size="11pt" officeooo:paragraph-rsid="0019cadf" style:font-size-asian="11pt" style:font-size-complex="11pt"/>
    </style:style>
    <style:style style:name="P24" style:family="paragraph" style:parent-style-name="List_20_Contents" style:list-style-name="L2"/>
    <style:style style:name="P25" style:family="paragraph" style:parent-style-name="List_20_Contents" style:list-style-name="L3"/>
    <style:style style:name="P26" style:family="paragraph" style:parent-style-name="List_20_Contents" style:list-style-name="L4"/>
    <style:style style:name="P27" style:family="paragraph" style:parent-style-name="List_20_Contents" style:list-style-name="L5"/>
    <style:style style:name="P28" style:family="paragraph" style:parent-style-name="List_20_Contents" style:list-style-name="L6"/>
    <style:style style:name="P29" style:family="paragraph" style:parent-style-name="List_20_Contents" style:list-style-name="L8"/>
    <style:style style:name="P30" style:family="paragraph" style:parent-style-name="List_20_Contents" style:list-style-name="L9"/>
    <style:style style:name="P31" style:family="paragraph" style:parent-style-name="List_20_Contents" style:list-style-name="L2">
      <style:paragraph-properties fo:text-align="justify" style:justify-single-word="false"/>
      <style:text-properties style:font-name="Arial Narrow" fo:font-size="11pt" officeooo:paragraph-rsid="0019cadf" style:font-size-asian="11pt" style:font-size-complex="11pt"/>
    </style:style>
    <style:style style:name="P32" style:family="paragraph" style:parent-style-name="List_20_Contents">
      <style:paragraph-properties fo:text-align="justify" style:justify-single-word="false"/>
      <style:text-properties style:font-name="Arial Narrow" fo:font-size="11pt" officeooo:paragraph-rsid="0019cadf" style:font-size-asian="11pt" style:font-size-complex="11pt"/>
    </style:style>
    <style:style style:name="P33" style:family="paragraph" style:parent-style-name="List_20_Contents" style:list-style-name="L10">
      <style:paragraph-properties fo:text-align="justify" style:justify-single-word="false"/>
      <style:text-properties style:font-name="Arial Narrow" fo:font-size="11pt" officeooo:paragraph-rsid="0019cadf" style:font-size-asian="11pt" style:font-size-complex="11pt"/>
    </style:style>
    <style:style style:name="P34" style:family="paragraph" style:parent-style-name="List_20_Contents" style:list-style-name="L4">
      <style:paragraph-properties fo:text-align="justify" style:justify-single-word="false"/>
      <style:text-properties style:font-name="Arial Narrow" fo:font-size="11pt" officeooo:paragraph-rsid="0019cadf" style:font-size-asian="11pt" style:font-size-complex="11pt"/>
    </style:style>
    <style:style style:name="P35" style:family="paragraph" style:parent-style-name="List_20_Contents" style:list-style-name="L11">
      <style:paragraph-properties fo:text-align="justify" style:justify-single-word="false"/>
      <style:text-properties style:font-name="Arial Narrow" fo:font-size="11pt" officeooo:paragraph-rsid="0019cadf" style:font-size-asian="11pt" style:font-size-complex="11pt"/>
    </style:style>
    <style:style style:name="P36" style:family="paragraph" style:parent-style-name="List_20_Contents" style:list-style-name="L12">
      <style:paragraph-properties fo:text-align="justify" style:justify-single-word="false"/>
      <style:text-properties style:font-name="Arial Narrow" fo:font-size="11pt" officeooo:paragraph-rsid="0019cadf" style:font-size-asian="11pt" style:font-size-complex="11pt"/>
    </style:style>
    <style:style style:name="P37" style:family="paragraph" style:parent-style-name="List_20_Contents" style:list-style-name="L8">
      <style:paragraph-properties fo:text-align="justify" style:justify-single-word="false"/>
      <style:text-properties style:font-name="Arial Narrow" fo:font-size="11pt" officeooo:paragraph-rsid="0019cadf" style:font-size-asian="11pt" style:font-size-complex="11pt"/>
    </style:style>
    <style:style style:name="P38" style:family="paragraph" style:parent-style-name="List_20_Contents" style:list-style-name="L13">
      <style:paragraph-properties fo:text-align="justify" style:justify-single-word="false"/>
      <style:text-properties style:font-name="Arial Narrow" fo:font-size="11pt" officeooo:paragraph-rsid="0019cadf" style:font-size-asian="11pt" style:font-size-complex="11pt"/>
    </style:style>
    <style:style style:name="P39" style:family="paragraph" style:parent-style-name="List_20_Contents" style:list-style-name="L2">
      <style:paragraph-properties fo:text-align="justify" style:justify-single-word="false"/>
      <style:text-properties officeooo:paragraph-rsid="0019cadf"/>
    </style:style>
    <style:style style:name="P40" style:family="paragraph" style:parent-style-name="List_20_Contents">
      <style:paragraph-properties fo:margin-top="0in" fo:margin-bottom="0.1965in" style:contextual-spacing="false"/>
    </style:style>
    <style:style style:name="P41" style:family="paragraph" style:parent-style-name="List_20_Contents" style:list-style-name="L4">
      <style:paragraph-properties fo:margin-top="0in" fo:margin-bottom="0.1965in" style:contextual-spacing="false"/>
    </style:style>
    <style:style style:name="P42" style:family="paragraph" style:parent-style-name="List_20_Contents" style:list-style-name="L6">
      <style:paragraph-properties fo:margin-top="0in" fo:margin-bottom="0.1965in" style:contextual-spacing="false"/>
    </style:style>
    <style:style style:name="P43" style:family="paragraph" style:parent-style-name="List_20_Contents" style:list-style-name="L7">
      <style:paragraph-properties fo:margin-top="0in" fo:margin-bottom="0.1965in" style:contextual-spacing="false"/>
    </style:style>
    <style:style style:name="P44" style:family="paragraph" style:parent-style-name="List_20_Contents" style:list-style-name="L8">
      <style:paragraph-properties fo:margin-top="0in" fo:margin-bottom="0.1965in" style:contextual-spacing="false"/>
    </style:style>
    <style:style style:name="P45" style:family="paragraph" style:parent-style-name="List_20_Contents" style:list-style-name="L9">
      <style:paragraph-properties fo:margin-top="0in" fo:margin-bottom="0.1965in" style:contextual-spacing="false"/>
    </style:style>
    <style:style style:name="P46" style:family="paragraph" style:parent-style-name="List_20_Contents" style:list-style-name="L4">
      <style:paragraph-properties fo:margin-top="0in" fo:margin-bottom="0.1965in" style:contextual-spacing="false" fo:text-align="justify" style:justify-single-word="false"/>
      <style:text-properties style:font-name="Arial Narrow" fo:font-size="11pt" officeooo:paragraph-rsid="0019cadf" style:font-size-asian="11pt" style:font-size-complex="11pt"/>
    </style:style>
    <style:style style:name="P47" style:family="paragraph" style:parent-style-name="List_20_Contents" style:list-style-name="L12">
      <style:paragraph-properties fo:margin-top="0in" fo:margin-bottom="0.1965in" style:contextual-spacing="false" fo:text-align="justify" style:justify-single-word="false"/>
      <style:text-properties style:font-name="Arial Narrow" fo:font-size="11pt" officeooo:paragraph-rsid="0019cadf" style:font-size-asian="11pt" style:font-size-complex="11pt"/>
    </style:style>
    <style:style style:name="P48" style:family="paragraph" style:parent-style-name="List_20_Contents">
      <style:paragraph-properties fo:margin-top="0in" fo:margin-bottom="0.1965in" style:contextual-spacing="false" fo:text-align="justify" style:justify-single-word="false"/>
      <style:text-properties style:font-name="Arial Narrow" fo:font-size="11pt" officeooo:paragraph-rsid="0019cadf" style:font-size-asian="11pt" style:font-size-complex="11pt"/>
    </style:style>
    <style:style style:name="P49" style:family="paragraph" style:parent-style-name="List_20_Contents" style:list-style-name="L7">
      <style:paragraph-properties fo:margin-top="0in" fo:margin-bottom="0.1965in" style:contextual-spacing="false" fo:text-align="justify" style:justify-single-word="false"/>
      <style:text-properties style:font-name="Arial Narrow" fo:font-size="11pt" officeooo:paragraph-rsid="0019cadf" style:font-size-asian="11pt" style:font-size-complex="11pt"/>
    </style:style>
    <style:style style:name="P50" style:family="paragraph" style:parent-style-name="List_20_Contents" style:list-style-name="L8">
      <style:paragraph-properties fo:margin-top="0in" fo:margin-bottom="0.1965in" style:contextual-spacing="false" fo:text-align="justify" style:justify-single-word="false"/>
      <style:text-properties style:font-name="Arial Narrow" fo:font-size="11pt" officeooo:paragraph-rsid="0019cadf" style:font-size-asian="11pt" style:font-size-complex="11pt"/>
    </style:style>
    <style:style style:name="P51" style:family="paragraph" style:parent-style-name="List_20_Contents" style:list-style-name="L13">
      <style:paragraph-properties fo:margin-top="0in" fo:margin-bottom="0.1965in" style:contextual-spacing="false" fo:text-align="justify" style:justify-single-word="false"/>
      <style:text-properties officeooo:paragraph-rsid="0019cadf"/>
    </style:style>
    <style:style style:name="P52" style:family="paragraph" style:parent-style-name="List_20_Contents">
      <style:paragraph-properties fo:margin-left="0in" fo:margin-right="0in" fo:margin-top="0in" fo:margin-bottom="0.1965in" style:contextual-spacing="false" fo:text-align="justify" style:justify-single-word="false" fo:text-indent="0in" style:auto-text-indent="false"/>
      <style:text-properties style:font-name="Arial Narrow" fo:font-size="11pt" officeooo:paragraph-rsid="0019cadf" style:font-size-asian="11pt" style:font-size-complex="11pt"/>
    </style:style>
    <style:style style:name="T1" style:family="text">
      <style:text-properties officeooo:rsid="001870c4"/>
    </style:style>
    <style:style style:name="T2" style:family="text">
      <style:text-properties officeooo:rsid="0019cadf"/>
    </style:style>
    <style:style style:name="T3" style:family="text">
      <style:text-properties style:font-name="Arial Narrow"/>
    </style:style>
    <style:style style:name="T4" style:family="text">
      <style:text-properties style:font-name="Arial Narrow" fo:font-size="11pt" style:font-size-asian="11pt" style:font-size-complex="11pt"/>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1">Lo nuevo de BPM 8 </text:span></text:p>
      <text:p text:style-name="P17"><text:span text:style-name="T1"/></text:p>
      <text:p text:style-name="P19"><text:span text:style-name="T2"/></text:p>
      <text:p text:style-name="P19"><text:span text:style-name="T2">Process Portal</text:span></text:p>
      <text:p text:style-name="P15"><text:span text:style-name="T2"/></text:p>
      <text:p text:style-name="P2">El nuevo diseño de Process Portal proporciona a los participantes del proceso una experiencia de trabajo altamente cooperativa con mayores funciones sociales. Process Portal ahora incluye las siguientes nuevas características: </text:p>
      <text:list xml:id="list570390719" text:style-name="L1">
        <text:list-item>
          <text:p text:style-name="P5">La capacidad de solicitar ayuda de expertos y cooperar con expertos y otros usuarios en tiempo real para completar el trabajo en una tarea </text:p>
        </text:list-item>
        <text:list-item>
          <text:p text:style-name="P5">La capacidad de añadir comentarios y adjuntar documentos a un proceso o tarea determinada </text:p>
        </text:list-item>
        <text:list-item>
          <text:p text:style-name="P5">Suscripciones de una sola pulsación para procesar instancias en las que está interesado un usuario, proporcionando notificaciones relacionadas con el proceso y actualizaciones de actividades en la corriente de actividades de el usuario suscriptor </text:p>
        </text:list-item>
        <text:list-item>
          <text:p text:style-name="P5">Corrientes de actividad que muestran actualizaciones de actividad, como la creación y finalización de tareas, comentarios y acciones de los usuarios, y notificaciones relacionadas con tareas propiedad de un usuario o relacionadas con instancia de proceso en particular seguidas por un usuario </text:p>
        </text:list-item>
        <text:list-item>
          <text:p text:style-name="P3"><text:span text:style-name="T2">Información mejorada de perfil de usuario, incluyendo avatares y la configuración de notificaciones </text:span></text:p>
        </text:list-item>
      </text:list>
      <text:p text:style-name="P15"><text:span text:style-name="T2"/></text:p>
      <text:p text:style-name="P18">Process Designer</text:p>
      <text:p text:style-name="P16"><text:span text:style-name="T1"/></text:p>
      <text:p text:style-name="P23">Mejoras en el diseño de procesos </text:p>
      <text:p text:style-name="P8">Las siguientes nuevas características mejoran la funcionalidad ofertada a los participantes de procesos en Process Portal:</text:p>
      <text:list xml:id="list598302937" text:style-name="L2">
        <text:list-item>
          <text:p text:style-name="P31">Inicio automático de la siguiente tarea: - Puede configurar actividades individuales para que se inicien automáticamente si son asignadas a la misma persona asignada a la tarea anterior. En Process Portal, si el propietario de la tarea actual es el mismo que el propietario de la siguiente tarea, la siguiente tarea se iniciará automáticamente cuando finalice la tarea actual. </text:p>
        </text:list-item>
        <text:list-item>
          <text:p text:style-name="P39"><text:span text:style-name="T4">Restringir todas las acciones ad hoc por hito o grupo de participantes - Puede configurar acciones ad hoc, también denominadas </text:span><text:span text:style-name="Definition"><text:span text:style-name="T4">acciones iniciadas por el usuario</text:span></text:span><text:span text:style-name="T4"> para que estén disponibles únicamente para una fase determinada de un proceso o para un grupo de usuarios en particular restringiendo la visibilidad del suceso ad hoc asociado a un carril o hito en particular en la definición de proceso de negocio (BPD). </text:span></text:p>
        </text:list-item>
        <text:list-item>
          <text:p text:style-name="P31">Configuración de actividades para finalización en línea - Puede configurar las tareas de usuario que implican una decisión sencilla, como aprobar o rechazar una solicitud o elegir entre un grupo de opciones, de manera que el usuario de negocio pueda completarlas en Process Portal sin tener que abrir Coach para la tarea. En su lugar, el usuario pulsa un botón o elige una opción con una pulsación. </text:p>
        </text:list-item>
      </text:list>
      <text:p text:style-name="P32"/>
      <text:p text:style-name="P23">Cree interfaces de usuario y comportamientos reutilizables para Coaches </text:p>
      <text:p text:style-name="P8">En IBM BPM V8.0, los Coaches han sido completamente rediseñados para contener Vistas de Coach. Las Vistas de Coach son interfaces de usuario reutilizables que puede crear y personalizar. Las Vistas de Coach consisten en una o más vistas de Coach, enlaces de datos, información de diseño y comportamiento. Puesto que las Vistas de Coach pueden reutilizarse, puede crear una biblioteca de interfaces comunes de usuario y comportamientos que puede utilizar para desarrollar rápidamente nuevos Coaches.</text:p>
      <text:p text:style-name="P8">Para obtener una mayor flexibilidad a la hora de crear un flujo de servicios, las Vistas de Coach pueden retransmitir sucesos que utilizará para conectar los nodos en el servicio.</text:p>
      <text:p text:style-name="P10"><text:span text:style-name="T4">Para mantener la retrocompatibilidad, los Coaches de versiones anteriores se denominan ahora </text:span><text:span text:style-name="Definition"><text:span text:style-name="T4">Coaches de herencia</text:span></text:span><text:span text:style-name="T4">. Puede continuar utilizando y manteniendo los Coaches de herencia existentes, pero utilice las Vistas de Coach cuando cree interfaces de usuario para servicios.</text:span></text:p>
      <text:p text:style-name="P23"><text:soft-page-break/>BPMN 2.0: Soporte mejorado para la gestión de errores y la gestión de finalización </text:p>
      <text:p text:style-name="P8">En V8.0, ahora tiene más opciones cuando se generan y detectan errores utilizando sucesos de errores en BPD, subprocesos y servicios (incluyendo servicios de integración avanzado). Puede generar un objeto de error específico seleccionando una variable y puede detectar errores específicos y correlacionar los datos del error detectado con una variable. Las funciones mejoradas de gestión de errores incluyen la opción de especificar un código de error y correlacionarlo con un tipo de error para aquellos errores generados desde el flujo de un BPD o desde un servicio utilizando un suceso final de error. Cuando se detectan errores, tiene la opción de filtrar los errores detectados seleccionando un error en la lista de todos los errores generados para el proceso, subproceso o servicio enlazado, utilizando sucesos intermedios de error. Además, puede correlacionar los datos de error con una variable seleccionando una variable definida anteriormente. Si está detectando errores específicos, puede seleccionar el código de error, correlacionar los datos del error o ambos. Los modelos creados en versiones anteriores siguen el comportamiento de la versión anterior. </text:p>
      <text:p text:style-name="P8">Con las instancias de procesos, tiene más flexibilidad a la hora de definir el ámbito de un suceso final de finalización. Puede designar si se finalizan todas las actividades en la instancia del proceso, incluso los procesos padre. En versiones anteriores, terminar la instancia completa del proceso era la única opción. El comportamiento no era visible al diseñar modelos con sucesos finales de terminación, y dicho comportamiento no podía ser alterado. Un nuevo recuadro de selección que finaliza la instancia del proceso al completo está deseleccionado de manera predeterminada en V8.0 para nuevos modelos. Por lo tanto, el suceso final de terminación termina las actividades en el nivel del proceso donde lo haya añadido, incluyendo en el nivel de subprocesos con actividades de nivel inferior. En los modelos de proceso creados en versiones anteriores y migrados a V8.0, se conservará el comportamiento anterior de terminar todas las actividades en la instancia de procesos no ser que haya deseleccionado el recuadro. Dependiendo de sus necesidades, puede deseleccionar o seleccionar el recuadro.</text:p>
      <text:p text:style-name="P23">Integración con sistemas Enterprise Content Management </text:p>
      <text:p text:style-name="P8">Los sistemas Enterprise Content Management ayudan a gestionar documentos de todo tipo, como registros, imágenes y páginas web. Incorporando el nuevo servicio de Enterprise Content Management en los procesos de negocio en IBM Business Process Manager, puede buscar, ver y almacenar documentos en sistemas Enterprise Content Management.</text:p>
      <text:list xml:id="list829757534" text:style-name="L10">
        <text:list-item>
          <text:p text:style-name="P33">Puede utilizar controles de Coach para construir rápidamente una interfaz de usuario para listar, ver y almacenar documentos. </text:p>
        </text:list-item>
        <text:list-item>
          <text:p text:style-name="P33">Utilizando una interfaz gráfica de usuario, puede crear consultas para el sistema Enterprise Content Management sin tener que conocer la sintaxis del lenguaje de consultas Content Management Interoperability Service (CMIS). </text:p>
        </text:list-item>
        <text:list-item>
          <text:p text:style-name="P33">Puesto que la integración de Enterprise Content Management se basa en la interfaz CMIS estándar del sector, IBM Business Process Manager puede conectarse a cualquier producto Enterprise Content Management que dé soporte a CMIS. </text:p>
        </text:list-item>
      </text:list>
      <text:p text:style-name="P23">Visibilidad de datos </text:p>
      <text:p text:style-name="P8"><text:span text:style-name="T1">Un objeto de negocio puede identificarse como un objeto de negocio compartido, haciendo que el objeto de negocio y sus valores estén disponibles en otras instancias durante el tiempo de ejecución.</text:span></text:p>
      <text:h text:style-name="P12" text:outline-level="2"/>
      <text:p text:style-name="P18"><text:span text:style-name="T2">Process Center</text:span></text:p>
      <text:p text:style-name="P15"><text:span text:style-name="T2"/></text:p>
      <text:p text:style-name="P23">Controlar la instalación de las instantáneas de aplicaciones de proceso con procesos de gobierno </text:p>
      <text:p text:style-name="P8">Puede aplicar un proceso de gobierno que proporcione control sobre la instalación de las instantáneas de aplicaciones de proceso. Cuando este gobierno esté en lugar de una aplicación de proceso, todas las solicitudes realizadas desde IBM Process Center para instalar una instantánea de dicha aplicación de proceso pasa a través del <text:soft-page-break/>proceso de gobierno. La instantánea de aplicación de proceso se instala en un servidor de proceso sólo una vez completadas las aprobaciones de proceso definidas en dicho proceso de gobierno. </text:p>
      <text:p text:style-name="P8">También puede crear un proceso de gobierno que reaccione al cambio de estado de una instantánea. </text:p>
      <text:p text:style-name="P23">Enlaces de referencia </text:p>
      <text:p text:style-name="P8">La documentación de procesos incluye ahora contenido de texto enriquecido y enlaces de referencia para poder adjuntar enlaces a orígenes de contenido y a otros orígenes. Los siguientes ejemplos son posibles enlaces de referencia:</text:p>
      <text:list xml:id="list725461285" text:style-name="L4">
        <text:list-item>
          <text:p text:style-name="P34">Un sitio web o una página wiki </text:p>
        </text:list-item>
        <text:list-item>
          <text:p text:style-name="P34">Una solicitud de cambio almacenada en un sistema de gestión de cambios </text:p>
        </text:list-item>
        <text:list-item>
          <text:p text:style-name="P34">Un caso de prueba almacenado en un sistema de gestión de calidad </text:p>
        </text:list-item>
        <text:list-item>
          <text:p text:style-name="P46">Artefactos gestionados por proveedores de contenidos habilitados OSLC (Open Services for Lifecycle Collaboration) </text:p>
        </text:list-item>
      </text:list>
      <text:p text:style-name="P8">Esta capacidad de tener enlaces permite conseguir rastreabilidad o proporcionar detalles sobre los cambios en un objeto de negocio o interfaz de servicio.</text:p>
      <text:p text:style-name="P21">Comparar y copiar </text:p>
      <text:p text:style-name="P32">Utilizando la nueva característica de comparación y copia, puede aprender más sobre las siempre cambiantes aplicaciones de proceso de negocio:</text:p>
      <text:list xml:id="list2145492334" text:style-name="L11">
        <text:list-item>
          <text:p text:style-name="P35">Comprender qué componentes son nuevos, han sido actualizados o tienen un conflicto al comparar una instantánea con el extremo de una pista. </text:p>
        </text:list-item>
        <text:list-item>
          <text:p text:style-name="P35">Comparar elementos de biblioteca en una instantánea de aplicación de proceso con los elementos de biblioteca en el extremo de una pista. </text:p>
        </text:list-item>
        <text:list-item>
          <text:p text:style-name="P35">Seleccionar los componentes modificados de una instantánea y copiarlos al extremo de una pista con dependencias asociadas. </text:p>
        </text:list-item>
        <text:list-item>
          <text:p text:style-name="P35">Incluir una opción para crear una pista cuando se está importando una aplicación de proceso. </text:p>
        </text:list-item>
      </text:list>
      <text:p text:style-name="P23">Búsqueda y compartición de contenido entre centros de proceso </text:p>
      <text:p text:style-name="P8">Ahora puede buscar activos, como kits de herramientas, aplicaciones de proceso, servicios u objetos de negocio utilizando una sintaxis o codigos específicos mediante el campo Buscar. </text:p>
      <text:list xml:id="list1478044420" text:style-name="L12">
        <text:list-item>
          <text:p text:style-name="P36">Buscar las aplicaciones de proceso, kits de herramientas y elementos de biblioteca utilizando palabras clave especificadas. </text:p>
        </text:list-item>
        <text:list-item>
          <text:p text:style-name="P36">Filtrar los resultados por tipo utilizando la función de búsqueda dirigida. </text:p>
        </text:list-item>
        <text:list-item>
          <text:p text:style-name="P36">Administrar el índice de Process Center, utilizado para realizar búsquedas en el repositorio de Process Center. El índice se crea y mantiene automáticamente. Ahora puede volver a crear o actualizar manualmente el índice. Puede también configurar el índice que procesar automáticamente. </text:p>
        </text:list-item>
        <text:list-item>
          <text:p text:style-name="P36">Previsualice y vea los resultados individuales la documentación de proceso asociada. </text:p>
        </text:list-item>
        <text:list-item>
          <text:p text:style-name="P36">Realice el registro para compartir el contenido de proceso con otro centro de proceso. Cuando registra dos Process Centers entre sí, puede compartir kits de herramientas con otros usuarios o suscribirse a kits de herramientas que otros usuarios comparten. </text:p>
        </text:list-item>
        <text:list-item>
          <text:p text:style-name="P36">Compartir kits de herramientas que proporcionan contenido común o de ejemplo. </text:p>
        </text:list-item>
        <text:list-item>
          <text:p text:style-name="P36">Marcar elementos de biblioteca de claves a medida que se publican para que los suscriptores sepan qué utilizar. </text:p>
        </text:list-item>
        <text:list-item>
          <text:p text:style-name="P36">Publicar instantáneas individuales y notificar a los suscriptores que existe una nueva versión disponible. </text:p>
        </text:list-item>
        <text:list-item>
          <text:p text:style-name="P36">Suscribirse a contenido de proceso compartido (kits de herramientas) de otro Process Center. </text:p>
        </text:list-item>
        <text:list-item>
          <text:p text:style-name="P47">Recibir notificaciones cuando haya nuevas versiones (instantáneas) disponibles. </text:p>
        </text:list-item>
      </text:list>
      <text:p text:style-name="P21">Comparar instantáneas antes de migrar las instancias para identificar las potenciales ubicaciones de las señales huérfanas </text:p>
      <text:p text:style-name="P48"><text:span text:style-name="T2">Ahora puede utilizar un archivo de política para comparar instantáneas antes de migrar las instancias. Utilice el </text:span><text:soft-page-break/><text:span text:style-name="T2">archivo para identificar las potenciales ubicaciones de señales huérfanas, señales que están asociadas con actividades que han sido eliminadas de un BPD y para especificar si cada señal huérfana ha sido suprimida o trasladada durante la migración de la instancia.</text:span></text:p>
      <text:p text:style-name="P18"><text:span text:style-name="T2">Process Server</text:span></text:p>
      <text:p text:style-name="P52"><text:span text:style-name="T2"/></text:p>
      <text:p text:style-name="P23">Funciones de bus de servicio empresarial en IBM Process Server </text:p>
      <text:p text:style-name="P8">IBM Business Process Manager Advanced proporciona las mismas funciones de bus de servicio empresarial disponibles en WebSphere Enterprise Service Bus. Se han añadido varias nuevas funciones al componente de flujo y dichas funciones están disponibles sólo cuando se despliega en IBM Process Server V8.0. </text:p>
      <text:p text:style-name="P32">El componente del flujo de mediación ha sido actualizado para incluir las siguientes funciones nuevas: </text:p>
      <text:list xml:id="list1128349143" text:style-name="L7">
        <text:list-item>
          <text:p text:style-name="P49">Primitivas WebSphere eXtreme Scale </text:p>
          <text:p text:style-name="P9">Estas primitivas de flujo de mediación proporcionan escalabilidad elástica con WebSphere eXtreme Scale, proporcionando conectividad de contenido mejorado de memoria caché para sistemas de fondo reguladas y datos binarios de gran tamaño. Los usos clave incluyen la colocación en la memoria caché de respuestas, de políticas y la persistencia de solicitudes. Las primitivas de mediación eXtreme Scale pueden utilizarse únicamente si WebSphere eXtreme Scale está instalado. </text:p>
        </text:list-item>
        <text:list-item>
          <text:p text:style-name="P49">Simplificación del estilo de invocación de servicios </text:p>
          <text:p text:style-name="P9">Existen opciones adicionales de estilo de invocación para controlar el estilo de invocación de un servicio sin tener que especificar parámetros adicionales y, en general, sin tener que considerar el estilo de invocación que ha invocado el flujo de mediación. Los nuevos estilos de invocación Async con respuesta aplazada, Async con devolución de llamada y As target. </text:p>
        </text:list-item>
        <text:list-item>
          <text:p text:style-name="P49">Transformaciones XSLT optimizadas </text:p>
          <text:p text:style-name="P9">Se ha cambiado el nombre de la primitiva Transformación XSL a primitiva de mediación Correlación. Puede conmutar fácilmente entre los motores de transformación de XSLT y del correlacionador de objetos de negocio para obtener una funcionalidad o rendimiento mejorado. </text:p>
        </text:list-item>
      </text:list>
      <text:p text:style-name="P52"><text:span text:style-name="T2">Soporte de WebSphere Service Registry and Repository V8.0 <text:s/></text:span></text:p>
      <text:p text:style-name="P52"><text:span text:style-name="T2"/></text:p>
      <text:p text:style-name="P18"><text:span text:style-name="T2">Instalación y configuración</text:span></text:p>
      <text:p text:style-name="P15">Instalación mejorada </text:p>
      <text:list xml:id="list2147396303" text:style-name="L8">
        <text:list-item>
          <text:p text:style-name="P37">Con una instalación típica o personalizada utilizando IBM DB2 Express incorporado y con una instalación personalizada utilizando un servidor de bases de datos DB2 local, la instalación detecta un mayor número de problemas antes y proporciona información sobre cómo corregir dichos problemas antes de iniciar el proceso de instalación. </text:p>
        </text:list-item>
        <text:list-item>
          <text:p text:style-name="P37">Las contraseñas predeterminadas han sido eliminadas de la instalación personalizada. En una instalación típica, se han modificado las contraseñas para cumplir con la política de contraseñas de todos los sistemas operativos. </text:p>
        </text:list-item>
        <text:list-item>
          <text:p text:style-name="P37">Al instalar Process Server, seleccione Producción para su uso en producción o No en producción para usar Process Server únicamente para pruebas, como servidor de transferencia o desarrollo. Ahora hay disponibles licencias independientes que pueden utilizarse con Process Server no de producción. </text:p>
        </text:list-item>
        <text:list-item>
          <text:p text:style-name="P37">IBM Support Assistant Data Collector se instala con IBM Business Process Manager por lo es posible buscar información, investigar problemas o enviar un informe de problema a IBM. </text:p>
        </text:list-item>
        <text:list-item>
          <text:p text:style-name="P50"><text:soft-page-break/>Interactive Installation and Configuration Guide es un nuevo formulario utilizado para generar un conjunto de temas de instalación y configuración personalizados para sus necesidades de instalación específicas. En el formulario Interactive Installation and Configuration Guide, seleccione las opciones que requiera para su escenario de instalación. Al seleccionar cada opción, la herramienta elimina automáticamente las opciones desechadas en las selecciones anteriores. Por ejemplo, si indica que piensa instalar la configuración Express, se elimina Network Deployment como topología potencial. Este formulario está disponible en el centro de información. </text:p>
        </text:list-item>
      </text:list>
      <text:p text:style-name="P21">Funcionalidad y fiabilidad mejorada de la base de datos </text:p>
      <text:list xml:id="list1244970888" text:style-name="L13">
        <text:list-item>
          <text:p text:style-name="P38">IBM Business Process Manager da soporte ahora a Oracle Data Guard, un mecanismo de alta disponibilidad, recuperación de desastres y protección de datos utilizado para crear, gestionar y supervisar una o más bases de datos en espera, garantizando que las bases de datos en producción de Oracle puedan sobrevivir a desastres y daños en los datos. </text:p>
        </text:list-item>
        <text:list-item>
          <text:p text:style-name="P51"><text:span text:style-name="T4">Ahora puede escalar su solución de base datos utilizando la función IBM DB2 pureScale. Varios servidores de bases de datos, conocidos como </text:span><text:span text:style-name="Definition"><text:span text:style-name="T4">miembros</text:span></text:span><text:span text:style-name="T4">, procesan las solicitudes entrantes para las bases de datos; estos miembros funcionan en un sistema en clúster y comparten datos. </text:span></text:p>
        </text:list-item>
      </text:list>
      <text:p text:style-name="P23">Flexibilidad mejorada en cambios de contraseñas de bases de datos </text:p>
      <text:p text:style-name="P11"><text:span text:style-name="T2">Ahora puede reconfigurar la contraseña de la base de datos, según sea necesario, después de haber completado la configuración de la base de datos. Reconfigurar la contraseña de la base de datos proporciona flexibilidad si nuevos usuarios asumen el rol de administrador de bases de datos o si es política de la empresa cambiar las contraseñas de manera frecuente. </text:span></text:p>
      <text:p text:style-name="P18"><text:span text:style-name="T2">Integration Designer</text:span></text:p>
      <text:p text:style-name="P52"><text:span text:style-name="T2"/></text:p>
      <text:p text:style-name="P23">Intercambiar información con CICS, IMS o programas por lotes en z/OS </text:p>
      <text:p text:style-name="P8">El adaptador local optimizado de WebSphere (WOLA) es un adaptador de recursos que se ha añadido a V8.0. Utilizando WOLA, puede crear y acceder a servicios externos para intercambiar información con programas COBOL, PL/I, C y C++ que se ejecutan en CICS (Customer Information Control System), en sistemas de transacciones de IBM Information Management System (IMS) y en programas por lotes en z/OS. Desde el asistente Nuevo servicio externo, puede crear servicios utilizando WOLA que pueden realizar llamadas salientes desde Process Server for z/OS a programas que se ejecutan en un espacio de direcciones externo en el mismo sistema z/OS. Los programas existentes y no modificados de CICS y transacciones de IMS son impulsados utilizando el servidor de enlaces WOLA CICS y la interfaz de WOLA sobre IMS de Open Transaction Manager Access (OTMA). También puede utilizar como destino programas de CICS y transacciones de IMS a través de las API nativas de WOLA para alojar hosts o recibir solicitudes. </text:p>
      <text:p text:style-name="P23">Mayor visibilidad y control sobre los reintentos del sistema para componentes SCA en la aplicación </text:p>
      <text:p text:style-name="P8">Ahora tiene mayor control para diseñar los reintentos del sistema que planifique para el entorno de tiempo de ejecución. Puede establecer el recuento de reintentos en la página de propiedades del módulo o bien puede cambiar el recuento de reintentos de más de un módulo utilizando el asistente Configurar recuento de reintentos asíncronos. Cuando se produce un error del sistema, las invocaciones asíncronas realizan reintentos hasta que se alcanza el numerototal de reintentos especificado. En versiones anteriores, los módulos eran creados con un número total de reintentos de 4. Ahora los nuevos módulos se crean con un número total de reintentos de cero. Los módulos de versiones anteriores mantienen sus configuración de reintentos durante la migración. </text:p>
      <text:p text:style-name="P8">A diferencia de versiones anteriores, el comportamiento de reintentos de las primitivas de mediación tiene preferencia sobre el recuento de reintentos asíncronos, incluso si no especifica reintento alguno. Antes de este release, la lógica de reintentos de estas primitivas no estaba integrada con la lógica de reintentos asíncronos <text:soft-page-break/>subyacente, de manera que los reintentos podían suceder incluso sin haber definido reintento alguno, o los reintentos podrían ocurrir desde la primitiva de mediación y el destino de bus de integración de servicio al mismo tiempo. Ahora se respeta el comportamiento definido en estas primitivas de mediación y se altera temporalmente la lógica de reintento del destino de bus de integración de servicios. </text:p>
      <text:p text:style-name="P8">Puesto que la primitiva de mediación altera temporalmente el número total de reintentos asíncronos, las situaciones de migración tras error como, por ejemplo, cuando tiene un problema con un servidor de aplicaciones o un motor de mensajería, pueden mensajes fallidos del gestor de sucesos. En releases anteriores, era posible que dichos mensajes fueran gestionados por el destino de bus de integración de servicios.</text:p>
      <text:p text:style-name="P23">Generar una correlación de objetos de negocio para obtener una mayor velocidad y flexibilidad </text:p>
      <text:p text:style-name="P8">Ahora puede establecer el tipo de generación de correlación para generar una correlación de objeto de negocio además de una correlación XSLT.</text:p>
      <text:p text:style-name="P23">Gestión mejorada de errores con soporte para fallos en el servicio de integración avanzado </text:p>
      <text:p text:style-name="P8">Una operación de interfaz con fallos está soportada en el Servicio de integración avanzado. </text:p>
      <text:p text:style-name="P14"><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CL"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List_20_Heading" style:display-name="List Heading" style:family="paragraph" style:parent-style-name="Standard" style:next-style-name="List_20_Contents" style:class="html">
      <style:paragraph-properties fo:margin="100%" fo:margin-left="0in" fo:margin-right="0in" fo:text-indent="0in" style:auto-text-indent="false"/>
    </style:style>
    <style:style style:name="List_20_Contents" style:display-name="List Contents" style:family="paragraph" style:parent-style-name="Standard" style:class="html">
      <style:paragraph-properties fo:margin="100%" fo:margin-left="0.3937in" fo:margin-right="0in" fo:text-indent="0in" style:auto-text-indent="false"/>
    </style:style>
    <style:style style:name="Bullet_20_Symbols" style:display-name="Bullet Symbols" style:family="text">
      <style:text-properties style:font-name="OpenSymbol" style:font-name-asian="OpenSymbol" style:font-name-complex="OpenSymbol"/>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0T02:30:12</meta:creation-date>
    <dc:date>2013-01-10T02:49:51</dc:date>
    <meta:editing-duration>PT11M14S</meta:editing-duration>
    <meta:editing-cycles>2</meta:editing-cycles>
    <meta:generator>LibreOffice/3.6$MacOSX_x86 LibreOffice_project/da8c1e6-fd468f4-454e206-f42a4a9-143cfd</meta:generator>
    <meta:document-statistic meta:table-count="0" meta:image-count="0" meta:object-count="0" meta:page-count="6" meta:paragraph-count="93" meta:word-count="2926" meta:character-count="19335" meta:non-whitespace-character-count="16469"/>
  </office:meta>
</office:document-meta>
</file>